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79d1c" fo:border="0.06pt solid #000000"/>
    </style:style>
    <style:style style:name="ce2" style:family="table-cell" style:parent-style-name="Default">
      <style:table-cell-properties fo:background-color="#ff0000"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48" table:default-cell-style-name="ce3"/>
        <table:table-row table:style-name="ro1">
          <table:table-cell table:style-name="Default" table:number-columns-repeated="49"/>
        </table:table-row>
        <table:table-row table:style-name="ro1"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.30539" calcext:value-type="float">
            <text:p>0.30539</text:p>
          </table:table-cell>
          <table:table-cell office:value-type="float" office:value="0.92358" calcext:value-type="float">
            <text:p>0.92358</text:p>
          </table:table-cell>
          <table:table-cell office:value-type="float" office:value="0.920638" calcext:value-type="float">
            <text:p>0.920638</text:p>
          </table:table-cell>
          <table:table-cell office:value-type="float" office:value="0.926364" calcext:value-type="float">
            <text:p>0.926364</text:p>
          </table:table-cell>
          <table:table-cell office:value-type="float" office:value="0.923435" calcext:value-type="float">
            <text:p>0.923435</text:p>
          </table:table-cell>
          <table:table-cell office:value-type="float" office:value="0.930079" calcext:value-type="float">
            <text:p>0.930079</text:p>
          </table:table-cell>
          <table:table-cell office:value-type="float" office:value="0.92192" calcext:value-type="float">
            <text:p>0.92192</text:p>
          </table:table-cell>
          <table:table-cell office:value-type="float" office:value="0.933726" calcext:value-type="float">
            <text:p>0.933726</text:p>
          </table:table-cell>
          <table:table-cell office:value-type="float" office:value="0.929531" calcext:value-type="float">
            <text:p>0.929531</text:p>
          </table:table-cell>
          <table:table-cell office:value-type="float" office:value="0.930675" calcext:value-type="float">
            <text:p>0.930675</text:p>
          </table:table-cell>
          <table:table-cell office:value-type="float" office:value="0.92766" calcext:value-type="float">
            <text:p>0.92766</text:p>
          </table:table-cell>
          <table:table-cell office:value-type="float" office:value="0.91344" calcext:value-type="float">
            <text:p>0.91344</text:p>
          </table:table-cell>
          <table:table-cell office:value-type="float" office:value="0.94203" calcext:value-type="float">
            <text:p>0.94203</text:p>
          </table:table-cell>
          <table:table-cell office:value-type="float" office:value="0.941479" calcext:value-type="float">
            <text:p>0.941479</text:p>
          </table:table-cell>
          <table:table-cell office:value-type="float" office:value="0.928474" calcext:value-type="float">
            <text:p>0.928474</text:p>
          </table:table-cell>
          <table:table-cell office:value-type="float" office:value="0.932507" calcext:value-type="float">
            <text:p>0.932507</text:p>
          </table:table-cell>
          <table:table-cell office:value-type="float" office:value="0.922072" calcext:value-type="float">
            <text:p>0.922072</text:p>
          </table:table-cell>
          <table:table-cell office:value-type="float" office:value="0.940486" calcext:value-type="float">
            <text:p>0.940486</text:p>
          </table:table-cell>
          <table:table-cell office:value-type="float" office:value="0.919805" calcext:value-type="float">
            <text:p>0.919805</text:p>
          </table:table-cell>
          <table:table-cell office:value-type="float" office:value="0.92758" calcext:value-type="float">
            <text:p>0.92758</text:p>
          </table:table-cell>
          <table:table-cell office:value-type="float" office:value="0.923191" calcext:value-type="float">
            <text:p>0.923191</text:p>
          </table:table-cell>
          <table:table-cell office:value-type="float" office:value="0.927383" calcext:value-type="float">
            <text:p>0.927383</text:p>
          </table:table-cell>
          <table:table-cell office:value-type="float" office:value="0.931431" calcext:value-type="float">
            <text:p>0.931431</text:p>
          </table:table-cell>
          <table:table-cell office:value-type="float" office:value="0.92817" calcext:value-type="float">
            <text:p>0.92817</text:p>
          </table:table-cell>
          <table:table-cell office:value-type="float" office:value="0.922527" calcext:value-type="float">
            <text:p>0.922527</text:p>
          </table:table-cell>
          <table:table-cell office:value-type="float" office:value="0.924978" calcext:value-type="float">
            <text:p>0.924978</text:p>
          </table:table-cell>
          <table:table-cell office:value-type="float" office:value="0.923451" calcext:value-type="float">
            <text:p>0.923451</text:p>
          </table:table-cell>
          <table:table-cell office:value-type="float" office:value="0.928554" calcext:value-type="float">
            <text:p>0.928554</text:p>
          </table:table-cell>
          <table:table-cell office:value-type="float" office:value="0.929288" calcext:value-type="float">
            <text:p>0.929288</text:p>
          </table:table-cell>
          <table:table-cell office:value-type="float" office:value="0.928899" calcext:value-type="float">
            <text:p>0.928899</text:p>
          </table:table-cell>
          <table:table-cell office:value-type="float" office:value="0.928477" calcext:value-type="float">
            <text:p>0.928477</text:p>
          </table:table-cell>
          <table:table-cell office:value-type="float" office:value="0.919401" calcext:value-type="float">
            <text:p>0.919401</text:p>
          </table:table-cell>
          <table:table-cell office:value-type="float" office:value="0.925741" calcext:value-type="float">
            <text:p>0.925741</text:p>
          </table:table-cell>
          <table:table-cell office:value-type="float" office:value="0.928401" calcext:value-type="float">
            <text:p>0.928401</text:p>
          </table:table-cell>
          <table:table-cell office:value-type="float" office:value="0.923628" calcext:value-type="float">
            <text:p>0.923628</text:p>
          </table:table-cell>
          <table:table-cell office:value-type="float" office:value="0.924253" calcext:value-type="float">
            <text:p>0.924253</text:p>
          </table:table-cell>
          <table:table-cell office:value-type="float" office:value="0.926009" calcext:value-type="float">
            <text:p>0.926009</text:p>
          </table:table-cell>
          <table:table-cell office:value-type="float" office:value="0.922182" calcext:value-type="float">
            <text:p>0.922182</text:p>
          </table:table-cell>
          <table:table-cell office:value-type="float" office:value="0.926829" calcext:value-type="float">
            <text:p>0.926829</text:p>
          </table:table-cell>
          <table:table-cell office:value-type="float" office:value="0.923577" calcext:value-type="float">
            <text:p>0.923577</text:p>
          </table:table-cell>
          <table:table-cell office:value-type="float" office:value="0.919823" calcext:value-type="float">
            <text:p>0.919823</text:p>
          </table:table-cell>
          <table:table-cell office:value-type="float" office:value="0.919109" calcext:value-type="float">
            <text:p>0.919109</text:p>
          </table:table-cell>
          <table:table-cell office:value-type="float" office:value="0.927909" calcext:value-type="float">
            <text:p>0.927909</text:p>
          </table:table-cell>
          <table:table-cell office:value-type="float" office:value="0.928525" calcext:value-type="float">
            <text:p>0.928525</text:p>
          </table:table-cell>
          <table:table-cell office:value-type="float" office:value="0.933006" calcext:value-type="float">
            <text:p>0.933006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922617" calcext:value-type="float">
            <text:p>0.922617</text:p>
          </table:table-cell>
          <table:table-cell office:value-type="float" office:value="0.935641" calcext:value-type="float">
            <text:p>0.9356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20764" calcext:value-type="float">
            <text:p>0.920764</text:p>
          </table:table-cell>
          <table:table-cell table:style-name="ce2" office:value-type="float" office:value="0.339649" calcext:value-type="float">
            <text:p>0.339649</text:p>
          </table:table-cell>
          <table:table-cell office:value-type="float" office:value="0.833532" calcext:value-type="float">
            <text:p>0.833532</text:p>
          </table:table-cell>
          <table:table-cell office:value-type="float" office:value="0.912261" calcext:value-type="float">
            <text:p>0.912261</text:p>
          </table:table-cell>
          <table:table-cell office:value-type="float" office:value="0.904059" calcext:value-type="float">
            <text:p>0.904059</text:p>
          </table:table-cell>
          <table:table-cell office:value-type="float" office:value="0.893091" calcext:value-type="float">
            <text:p>0.893091</text:p>
          </table:table-cell>
          <table:table-cell office:value-type="float" office:value="0.87004" calcext:value-type="float">
            <text:p>0.87004</text:p>
          </table:table-cell>
          <table:table-cell office:value-type="float" office:value="0.917475" calcext:value-type="float">
            <text:p>0.917475</text:p>
          </table:table-cell>
          <table:table-cell office:value-type="float" office:value="0.907774" calcext:value-type="float">
            <text:p>0.907774</text:p>
          </table:table-cell>
          <table:table-cell office:value-type="float" office:value="0.911399" calcext:value-type="float">
            <text:p>0.911399</text:p>
          </table:table-cell>
          <table:table-cell office:value-type="float" office:value="0.883249" calcext:value-type="float">
            <text:p>0.883249</text:p>
          </table:table-cell>
          <table:table-cell office:value-type="float" office:value="0.901711" calcext:value-type="float">
            <text:p>0.901711</text:p>
          </table:table-cell>
          <table:table-cell office:value-type="float" office:value="0.939625" calcext:value-type="float">
            <text:p>0.939625</text:p>
          </table:table-cell>
          <table:table-cell office:value-type="float" office:value="0.941231" calcext:value-type="float">
            <text:p>0.941231</text:p>
          </table:table-cell>
          <table:table-cell office:value-type="float" office:value="0.909356" calcext:value-type="float">
            <text:p>0.909356</text:p>
          </table:table-cell>
          <table:table-cell office:value-type="float" office:value="0.908844" calcext:value-type="float">
            <text:p>0.908844</text:p>
          </table:table-cell>
          <table:table-cell office:value-type="float" office:value="0.865416" calcext:value-type="float">
            <text:p>0.865416</text:p>
          </table:table-cell>
          <table:table-cell office:value-type="float" office:value="0.914339" calcext:value-type="float">
            <text:p>0.914339</text:p>
          </table:table-cell>
          <table:table-cell office:value-type="float" office:value="0.880195" calcext:value-type="float">
            <text:p>0.880195</text:p>
          </table:table-cell>
          <table:table-cell office:value-type="float" office:value="0.873436" calcext:value-type="float">
            <text:p>0.873436</text:p>
          </table:table-cell>
          <table:table-cell office:value-type="float" office:value="0.839726" calcext:value-type="float">
            <text:p>0.839726</text:p>
          </table:table-cell>
          <table:table-cell office:value-type="float" office:value="0.884922" calcext:value-type="float">
            <text:p>0.884922</text:p>
          </table:table-cell>
          <table:table-cell office:value-type="float" office:value="0.912425" calcext:value-type="float">
            <text:p>0.912425</text:p>
          </table:table-cell>
          <table:table-cell office:value-type="float" office:value="0.895128" calcext:value-type="float">
            <text:p>0.895128</text:p>
          </table:table-cell>
          <table:table-cell office:value-type="float" office:value="0.833603" calcext:value-type="float">
            <text:p>0.833603</text:p>
          </table:table-cell>
          <table:table-cell office:value-type="float" office:value="0.850386" calcext:value-type="float">
            <text:p>0.850386</text:p>
          </table:table-cell>
          <table:table-cell office:value-type="float" office:value="0.856498" calcext:value-type="float">
            <text:p>0.856498</text:p>
          </table:table-cell>
          <table:table-cell office:value-type="float" office:value="0.883028" calcext:value-type="float">
            <text:p>0.883028</text:p>
          </table:table-cell>
          <table:table-cell office:value-type="float" office:value="0.906487" calcext:value-type="float">
            <text:p>0.906487</text:p>
          </table:table-cell>
          <table:table-cell office:value-type="float" office:value="0.897341" calcext:value-type="float">
            <text:p>0.897341</text:p>
          </table:table-cell>
          <table:table-cell office:value-type="float" office:value="0.901102" calcext:value-type="float">
            <text:p>0.901102</text:p>
          </table:table-cell>
          <table:table-cell office:value-type="float" office:value="0.832539" calcext:value-type="float">
            <text:p>0.832539</text:p>
          </table:table-cell>
          <table:table-cell office:value-type="float" office:value="0.870578" calcext:value-type="float">
            <text:p>0.870578</text:p>
          </table:table-cell>
          <table:table-cell office:value-type="float" office:value="0.869956" calcext:value-type="float">
            <text:p>0.869956</text:p>
          </table:table-cell>
          <table:table-cell office:value-type="float" office:value="0.849483" calcext:value-type="float">
            <text:p>0.849483</text:p>
          </table:table-cell>
          <table:table-cell office:value-type="float" office:value="0.877803" calcext:value-type="float">
            <text:p>0.877803</text:p>
          </table:table-cell>
          <table:table-cell office:value-type="float" office:value="0.88747" calcext:value-type="float">
            <text:p>0.88747</text:p>
          </table:table-cell>
          <table:table-cell office:value-type="float" office:value="0.880764" calcext:value-type="float">
            <text:p>0.880764</text:p>
          </table:table-cell>
          <table:table-cell office:value-type="float" office:value="0.883554" calcext:value-type="float">
            <text:p>0.883554</text:p>
          </table:table-cell>
          <table:table-cell office:value-type="float" office:value="0.85863" calcext:value-type="float">
            <text:p>0.85863</text:p>
          </table:table-cell>
          <table:table-cell office:value-type="float" office:value="0.824218" calcext:value-type="float">
            <text:p>0.824218</text:p>
          </table:table-cell>
          <table:table-cell office:value-type="float" office:value="0.826471" calcext:value-type="float">
            <text:p>0.826471</text:p>
          </table:table-cell>
          <table:table-cell office:value-type="float" office:value="0.90853" calcext:value-type="float">
            <text:p>0.90853</text:p>
          </table:table-cell>
          <table:table-cell office:value-type="float" office:value="0.900619" calcext:value-type="float">
            <text:p>0.900619</text:p>
          </table:table-cell>
          <table:table-cell office:value-type="float" office:value="0.921429" calcext:value-type="float">
            <text:p>0.921429</text:p>
          </table:table-cell>
          <table:table-cell office:value-type="float" office:value="0.930956" calcext:value-type="float">
            <text:p>0.930956</text:p>
          </table:table-cell>
          <table:table-cell office:value-type="float" office:value="0.933646" calcext:value-type="float">
            <text:p>0.933646</text:p>
          </table:table-cell>
          <table:table-cell office:value-type="float" office:value="0.925634" calcext:value-type="float">
            <text:p>0.9256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17531" calcext:value-type="float">
            <text:p>0.917531</text:p>
          </table:table-cell>
          <table:table-cell office:value-type="float" office:value="0.835362" calcext:value-type="float">
            <text:p>0.835362</text:p>
          </table:table-cell>
          <table:table-cell table:style-name="ce2" office:value-type="float" office:value="0.362951" calcext:value-type="float">
            <text:p>0.362951</text:p>
          </table:table-cell>
          <table:table-cell office:value-type="float" office:value="0.908326" calcext:value-type="float">
            <text:p>0.908326</text:p>
          </table:table-cell>
          <table:table-cell office:value-type="float" office:value="0.897845" calcext:value-type="float">
            <text:p>0.897845</text:p>
          </table:table-cell>
          <table:table-cell office:value-type="float" office:value="0.879457" calcext:value-type="float">
            <text:p>0.879457</text:p>
          </table:table-cell>
          <table:table-cell office:value-type="float" office:value="0.849852" calcext:value-type="float">
            <text:p>0.849852</text:p>
          </table:table-cell>
          <table:table-cell office:value-type="float" office:value="0.912454" calcext:value-type="float">
            <text:p>0.912454</text:p>
          </table:table-cell>
          <table:table-cell office:value-type="float" office:value="0.90102" calcext:value-type="float">
            <text:p>0.90102</text:p>
          </table:table-cell>
          <table:table-cell office:value-type="float" office:value="0.904755" calcext:value-type="float">
            <text:p>0.904755</text:p>
          </table:table-cell>
          <table:table-cell office:value-type="float" office:value="0.870117" calcext:value-type="float">
            <text:p>0.870117</text:p>
          </table:table-cell>
          <table:table-cell office:value-type="float" office:value="0.90131" calcext:value-type="float">
            <text:p>0.90131</text:p>
          </table:table-cell>
          <table:table-cell office:value-type="float" office:value="0.937217" calcext:value-type="float">
            <text:p>0.937217</text:p>
          </table:table-cell>
          <table:table-cell office:value-type="float" office:value="0.940634" calcext:value-type="float">
            <text:p>0.940634</text:p>
          </table:table-cell>
          <table:table-cell office:value-type="float" office:value="0.903417" calcext:value-type="float">
            <text:p>0.903417</text:p>
          </table:table-cell>
          <table:table-cell office:value-type="float" office:value="0.902283" calcext:value-type="float">
            <text:p>0.902283</text:p>
          </table:table-cell>
          <table:table-cell office:value-type="float" office:value="0.843421" calcext:value-type="float">
            <text:p>0.843421</text:p>
          </table:table-cell>
          <table:table-cell office:value-type="float" office:value="0.906841" calcext:value-type="float">
            <text:p>0.906841</text:p>
          </table:table-cell>
          <table:table-cell office:value-type="float" office:value="0.865795" calcext:value-type="float">
            <text:p>0.865795</text:p>
          </table:table-cell>
          <table:table-cell office:value-type="float" office:value="0.852087" calcext:value-type="float">
            <text:p>0.852087</text:p>
          </table:table-cell>
          <table:table-cell office:value-type="float" office:value="0.801582" calcext:value-type="float">
            <text:p>0.801582</text:p>
          </table:table-cell>
          <table:table-cell office:value-type="float" office:value="0.870271" calcext:value-type="float">
            <text:p>0.870271</text:p>
          </table:table-cell>
          <table:table-cell office:value-type="float" office:value="0.908381" calcext:value-type="float">
            <text:p>0.908381</text:p>
          </table:table-cell>
          <table:table-cell office:value-type="float" office:value="0.884558" calcext:value-type="float">
            <text:p>0.884558</text:p>
          </table:table-cell>
          <table:table-cell office:value-type="float" office:value="0.796939" calcext:value-type="float">
            <text:p>0.796939</text:p>
          </table:table-cell>
          <table:table-cell office:value-type="float" office:value="0.819944" calcext:value-type="float">
            <text:p>0.819944</text:p>
          </table:table-cell>
          <table:table-cell office:value-type="float" office:value="0.829668" calcext:value-type="float">
            <text:p>0.829668</text:p>
          </table:table-cell>
          <table:table-cell office:value-type="float" office:value="0.866705" calcext:value-type="float">
            <text:p>0.866705</text:p>
          </table:table-cell>
          <table:table-cell office:value-type="float" office:value="0.900109" calcext:value-type="float">
            <text:p>0.900109</text:p>
          </table:table-cell>
          <table:table-cell office:value-type="float" office:value="0.887506" calcext:value-type="float">
            <text:p>0.887506</text:p>
          </table:table-cell>
          <table:table-cell office:value-type="float" office:value="0.891466" calcext:value-type="float">
            <text:p>0.891466</text:p>
          </table:table-cell>
          <table:table-cell office:value-type="float" office:value="0.80249" calcext:value-type="float">
            <text:p>0.80249</text:p>
          </table:table-cell>
          <table:table-cell office:value-type="float" office:value="0.850301" calcext:value-type="float">
            <text:p>0.850301</text:p>
          </table:table-cell>
          <table:table-cell office:value-type="float" office:value="0.848225" calcext:value-type="float">
            <text:p>0.848225</text:p>
          </table:table-cell>
          <table:table-cell office:value-type="float" office:value="0.820718" calcext:value-type="float">
            <text:p>0.820718</text:p>
          </table:table-cell>
          <table:table-cell office:value-type="float" office:value="0.862268" calcext:value-type="float">
            <text:p>0.862268</text:p>
          </table:table-cell>
          <table:table-cell office:value-type="float" office:value="0.873407" calcext:value-type="float">
            <text:p>0.873407</text:p>
          </table:table-cell>
          <table:table-cell office:value-type="float" office:value="0.864474" calcext:value-type="float">
            <text:p>0.864474</text:p>
          </table:table-cell>
          <table:table-cell office:value-type="float" office:value="0.866859" calcext:value-type="float">
            <text:p>0.866859</text:p>
          </table:table-cell>
          <table:table-cell office:value-type="float" office:value="0.832022" calcext:value-type="float">
            <text:p>0.832022</text:p>
          </table:table-cell>
          <table:table-cell office:value-type="float" office:value="0.783781" calcext:value-type="float">
            <text:p>0.783781</text:p>
          </table:table-cell>
          <table:table-cell office:value-type="float" office:value="0.788221" calcext:value-type="float">
            <text:p>0.788221</text:p>
          </table:table-cell>
          <table:table-cell office:value-type="float" office:value="0.901908" calcext:value-type="float">
            <text:p>0.901908</text:p>
          </table:table-cell>
          <table:table-cell office:value-type="float" office:value="0.890297" calcext:value-type="float">
            <text:p>0.890297</text:p>
          </table:table-cell>
          <table:table-cell office:value-type="float" office:value="0.918266" calcext:value-type="float">
            <text:p>0.918266</text:p>
          </table:table-cell>
          <table:table-cell office:value-type="float" office:value="0.929472" calcext:value-type="float">
            <text:p>0.929472</text:p>
          </table:table-cell>
          <table:table-cell office:value-type="float" office:value="0.932868" calcext:value-type="float">
            <text:p>0.932868</text:p>
          </table:table-cell>
          <table:table-cell office:value-type="float" office:value="0.922809" calcext:value-type="float">
            <text:p>0.9228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34025" calcext:value-type="float">
            <text:p>0.934025</text:p>
          </table:table-cell>
          <table:table-cell office:value-type="float" office:value="0.922248" calcext:value-type="float">
            <text:p>0.922248</text:p>
          </table:table-cell>
          <table:table-cell office:value-type="float" office:value="0.919098" calcext:value-type="float">
            <text:p>0.919098</text:p>
          </table:table-cell>
          <table:table-cell table:style-name="ce2" office:value-type="float" office:value="0.283277" calcext:value-type="float">
            <text:p>0.283277</text:p>
          </table:table-cell>
          <table:table-cell office:value-type="float" office:value="0.904293" calcext:value-type="float">
            <text:p>0.904293</text:p>
          </table:table-cell>
          <table:table-cell office:value-type="float" office:value="0.929872" calcext:value-type="float">
            <text:p>0.929872</text:p>
          </table:table-cell>
          <table:table-cell office:value-type="float" office:value="0.920552" calcext:value-type="float">
            <text:p>0.920552</text:p>
          </table:table-cell>
          <table:table-cell office:value-type="float" office:value="0.931615" calcext:value-type="float">
            <text:p>0.931615</text:p>
          </table:table-cell>
          <table:table-cell office:value-type="float" office:value="0.92764" calcext:value-type="float">
            <text:p>0.92764</text:p>
          </table:table-cell>
          <table:table-cell office:value-type="float" office:value="0.927336" calcext:value-type="float">
            <text:p>0.927336</text:p>
          </table:table-cell>
          <table:table-cell office:value-type="float" office:value="0.927457" calcext:value-type="float">
            <text:p>0.927457</text:p>
          </table:table-cell>
          <table:table-cell office:value-type="float" office:value="0.899466" calcext:value-type="float">
            <text:p>0.899466</text:p>
          </table:table-cell>
          <table:table-cell office:value-type="float" office:value="0.950273" calcext:value-type="float">
            <text:p>0.950273</text:p>
          </table:table-cell>
          <table:table-cell office:value-type="float" office:value="0.947347" calcext:value-type="float">
            <text:p>0.947347</text:p>
          </table:table-cell>
          <table:table-cell office:value-type="float" office:value="0.923905" calcext:value-type="float">
            <text:p>0.923905</text:p>
          </table:table-cell>
          <table:table-cell office:value-type="float" office:value="0.929736" calcext:value-type="float">
            <text:p>0.929736</text:p>
          </table:table-cell>
          <table:table-cell office:value-type="float" office:value="0.921418" calcext:value-type="float">
            <text:p>0.921418</text:p>
          </table:table-cell>
          <table:table-cell office:value-type="float" office:value="0.939877" calcext:value-type="float">
            <text:p>0.939877</text:p>
          </table:table-cell>
          <table:table-cell office:value-type="float" office:value="0.914675" calcext:value-type="float">
            <text:p>0.914675</text:p>
          </table:table-cell>
          <table:table-cell office:value-type="float" office:value="0.926979" calcext:value-type="float">
            <text:p>0.926979</text:p>
          </table:table-cell>
          <table:table-cell office:value-type="float" office:value="0.921251" calcext:value-type="float">
            <text:p>0.921251</text:p>
          </table:table-cell>
          <table:table-cell office:value-type="float" office:value="0.926165" calcext:value-type="float">
            <text:p>0.926165</text:p>
          </table:table-cell>
          <table:table-cell office:value-type="float" office:value="0.92825" calcext:value-type="float">
            <text:p>0.92825</text:p>
          </table:table-cell>
          <table:table-cell office:value-type="float" office:value="0.927889" calcext:value-type="float">
            <text:p>0.927889</text:p>
          </table:table-cell>
          <table:table-cell office:value-type="float" office:value="0.920735" calcext:value-type="float">
            <text:p>0.920735</text:p>
          </table:table-cell>
          <table:table-cell office:value-type="float" office:value="0.923245" calcext:value-type="float">
            <text:p>0.923245</text:p>
          </table:table-cell>
          <table:table-cell office:value-type="float" office:value="0.921955" calcext:value-type="float">
            <text:p>0.921955</text:p>
          </table:table-cell>
          <table:table-cell office:value-type="float" office:value="0.927057" calcext:value-type="float">
            <text:p>0.927057</text:p>
          </table:table-cell>
          <table:table-cell office:value-type="float" office:value="0.925908" calcext:value-type="float">
            <text:p>0.925908</text:p>
          </table:table-cell>
          <table:table-cell office:value-type="float" office:value="0.926676" calcext:value-type="float">
            <text:p>0.926676</text:p>
          </table:table-cell>
          <table:table-cell office:value-type="float" office:value="0.926455" calcext:value-type="float">
            <text:p>0.926455</text:p>
          </table:table-cell>
          <table:table-cell office:value-type="float" office:value="0.916975" calcext:value-type="float">
            <text:p>0.916975</text:p>
          </table:table-cell>
          <table:table-cell office:value-type="float" office:value="0.923576" calcext:value-type="float">
            <text:p>0.923576</text:p>
          </table:table-cell>
          <table:table-cell office:value-type="float" office:value="0.927207" calcext:value-type="float">
            <text:p>0.927207</text:p>
          </table:table-cell>
          <table:table-cell office:value-type="float" office:value="0.922681" calcext:value-type="float">
            <text:p>0.922681</text:p>
          </table:table-cell>
          <table:table-cell office:value-type="float" office:value="0.924011" calcext:value-type="float">
            <text:p>0.924011</text:p>
          </table:table-cell>
          <table:table-cell office:value-type="float" office:value="0.925502" calcext:value-type="float">
            <text:p>0.925502</text:p>
          </table:table-cell>
          <table:table-cell office:value-type="float" office:value="0.921296" calcext:value-type="float">
            <text:p>0.921296</text:p>
          </table:table-cell>
          <table:table-cell office:value-type="float" office:value="0.926294" calcext:value-type="float">
            <text:p>0.926294</text:p>
          </table:table-cell>
          <table:table-cell office:value-type="float" office:value="0.922079" calcext:value-type="float">
            <text:p>0.922079</text:p>
          </table:table-cell>
          <table:table-cell office:value-type="float" office:value="0.917432" calcext:value-type="float">
            <text:p>0.917432</text:p>
          </table:table-cell>
          <table:table-cell office:value-type="float" office:value="0.916769" calcext:value-type="float">
            <text:p>0.916769</text:p>
          </table:table-cell>
          <table:table-cell office:value-type="float" office:value="0.924885" calcext:value-type="float">
            <text:p>0.924885</text:p>
          </table:table-cell>
          <table:table-cell office:value-type="float" office:value="0.927111" calcext:value-type="float">
            <text:p>0.927111</text:p>
          </table:table-cell>
          <table:table-cell office:value-type="float" office:value="0.930438" calcext:value-type="float">
            <text:p>0.930438</text:p>
          </table:table-cell>
          <table:table-cell office:value-type="float" office:value="0.937893" calcext:value-type="float">
            <text:p>0.937893</text:p>
          </table:table-cell>
          <table:table-cell office:value-type="float" office:value="0.939158" calcext:value-type="float">
            <text:p>0.939158</text:p>
          </table:table-cell>
          <table:table-cell office:value-type="float" office:value="0.933027" calcext:value-type="float">
            <text:p>0.9330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30986" calcext:value-type="float">
            <text:p>0.930986</text:p>
          </table:table-cell>
          <table:table-cell office:value-type="float" office:value="0.912261" calcext:value-type="float">
            <text:p>0.912261</text:p>
          </table:table-cell>
          <table:table-cell office:value-type="float" office:value="0.906564" calcext:value-type="float">
            <text:p>0.906564</text:p>
          </table:table-cell>
          <table:table-cell office:value-type="float" office:value="0.90644" calcext:value-type="float">
            <text:p>0.90644</text:p>
          </table:table-cell>
          <table:table-cell table:style-name="ce2" office:value-type="float" office:value="0.296981" calcext:value-type="float">
            <text:p>0.296981</text:p>
          </table:table-cell>
          <table:table-cell office:value-type="float" office:value="0.922953" calcext:value-type="float">
            <text:p>0.922953</text:p>
          </table:table-cell>
          <table:table-cell office:value-type="float" office:value="0.910275" calcext:value-type="float">
            <text:p>0.910275</text:p>
          </table:table-cell>
          <table:table-cell office:value-type="float" office:value="0.928424" calcext:value-type="float">
            <text:p>0.928424</text:p>
          </table:table-cell>
          <table:table-cell office:value-type="float" office:value="0.922481" calcext:value-type="float">
            <text:p>0.922481</text:p>
          </table:table-cell>
          <table:table-cell office:value-type="float" office:value="0.924044" calcext:value-type="float">
            <text:p>0.924044</text:p>
          </table:table-cell>
          <table:table-cell office:value-type="float" office:value="0.918622" calcext:value-type="float">
            <text:p>0.918622</text:p>
          </table:table-cell>
          <table:table-cell office:value-type="float" office:value="0.899092" calcext:value-type="float">
            <text:p>0.899092</text:p>
          </table:table-cell>
          <table:table-cell office:value-type="float" office:value="0.947795" calcext:value-type="float">
            <text:p>0.947795</text:p>
          </table:table-cell>
          <table:table-cell office:value-type="float" office:value="0.945233" calcext:value-type="float">
            <text:p>0.945233</text:p>
          </table:table-cell>
          <table:table-cell office:value-type="float" office:value="0.920278" calcext:value-type="float">
            <text:p>0.920278</text:p>
          </table:table-cell>
          <table:table-cell office:value-type="float" office:value="0.9244" calcext:value-type="float">
            <text:p>0.9244</text:p>
          </table:table-cell>
          <table:table-cell office:value-type="float" office:value="0.910991" calcext:value-type="float">
            <text:p>0.910991</text:p>
          </table:table-cell>
          <table:table-cell office:value-type="float" office:value="0.934903" calcext:value-type="float">
            <text:p>0.934903</text:p>
          </table:table-cell>
          <table:table-cell office:value-type="float" office:value="0.905406" calcext:value-type="float">
            <text:p>0.905406</text:p>
          </table:table-cell>
          <table:table-cell office:value-type="float" office:value="0.917284" calcext:value-type="float">
            <text:p>0.917284</text:p>
          </table:table-cell>
          <table:table-cell office:value-type="float" office:value="0.907036" calcext:value-type="float">
            <text:p>0.907036</text:p>
          </table:table-cell>
          <table:table-cell office:value-type="float" office:value="0.91808" calcext:value-type="float">
            <text:p>0.91808</text:p>
          </table:table-cell>
          <table:table-cell office:value-type="float" office:value="0.923176" calcext:value-type="float">
            <text:p>0.923176</text:p>
          </table:table-cell>
          <table:table-cell office:value-type="float" office:value="0.921268" calcext:value-type="float">
            <text:p>0.921268</text:p>
          </table:table-cell>
          <table:table-cell office:value-type="float" office:value="0.907211" calcext:value-type="float">
            <text:p>0.907211</text:p>
          </table:table-cell>
          <table:table-cell office:value-type="float" office:value="0.910957" calcext:value-type="float">
            <text:p>0.910957</text:p>
          </table:table-cell>
          <table:table-cell office:value-type="float" office:value="0.910337" calcext:value-type="float">
            <text:p>0.910337</text:p>
          </table:table-cell>
          <table:table-cell office:value-type="float" office:value="0.91825" calcext:value-type="float">
            <text:p>0.91825</text:p>
          </table:table-cell>
          <table:table-cell office:value-type="float" office:value="0.921025" calcext:value-type="float">
            <text:p>0.921025</text:p>
          </table:table-cell>
          <table:table-cell office:value-type="float" office:value="0.919843" calcext:value-type="float">
            <text:p>0.919843</text:p>
          </table:table-cell>
          <table:table-cell office:value-type="float" office:value="0.920706" calcext:value-type="float">
            <text:p>0.920706</text:p>
          </table:table-cell>
          <table:table-cell office:value-type="float" office:value="0.904741" calcext:value-type="float">
            <text:p>0.904741</text:p>
          </table:table-cell>
          <table:table-cell office:value-type="float" office:value="0.913647" calcext:value-type="float">
            <text:p>0.913647</text:p>
          </table:table-cell>
          <table:table-cell office:value-type="float" office:value="0.918004" calcext:value-type="float">
            <text:p>0.918004</text:p>
          </table:table-cell>
          <table:table-cell office:value-type="float" office:value="0.909401" calcext:value-type="float">
            <text:p>0.909401</text:p>
          </table:table-cell>
          <table:table-cell office:value-type="float" office:value="0.915061" calcext:value-type="float">
            <text:p>0.915061</text:p>
          </table:table-cell>
          <table:table-cell office:value-type="float" office:value="0.917766" calcext:value-type="float">
            <text:p>0.917766</text:p>
          </table:table-cell>
          <table:table-cell office:value-type="float" office:value="0.912571" calcext:value-type="float">
            <text:p>0.912571</text:p>
          </table:table-cell>
          <table:table-cell office:value-type="float" office:value="0.918303" calcext:value-type="float">
            <text:p>0.918303</text:p>
          </table:table-cell>
          <table:table-cell office:value-type="float" office:value="0.911064" calcext:value-type="float">
            <text:p>0.911064</text:p>
          </table:table-cell>
          <table:table-cell office:value-type="float" office:value="0.90305" calcext:value-type="float">
            <text:p>0.90305</text:p>
          </table:table-cell>
          <table:table-cell office:value-type="float" office:value="0.902708" calcext:value-type="float">
            <text:p>0.902708</text:p>
          </table:table-cell>
          <table:table-cell office:value-type="float" office:value="0.919648" calcext:value-type="float">
            <text:p>0.919648</text:p>
          </table:table-cell>
          <table:table-cell office:value-type="float" office:value="0.920656" calcext:value-type="float">
            <text:p>0.920656</text:p>
          </table:table-cell>
          <table:table-cell office:value-type="float" office:value="0.928352" calcext:value-type="float">
            <text:p>0.928352</text:p>
          </table:table-cell>
          <table:table-cell office:value-type="float" office:value="0.935551" calcext:value-type="float">
            <text:p>0.935551</text:p>
          </table:table-cell>
          <table:table-cell office:value-type="float" office:value="0.937016" calcext:value-type="float">
            <text:p>0.937016</text:p>
          </table:table-cell>
          <table:table-cell office:value-type="float" office:value="0.931699" calcext:value-type="float">
            <text:p>0.9316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25101" calcext:value-type="float">
            <text:p>0.925101</text:p>
          </table:table-cell>
          <table:table-cell office:value-type="float" office:value="0.889464" calcext:value-type="float">
            <text:p>0.889464</text:p>
          </table:table-cell>
          <table:table-cell office:value-type="float" office:value="0.875734" calcext:value-type="float">
            <text:p>0.875734</text:p>
          </table:table-cell>
          <table:table-cell office:value-type="float" office:value="0.916701" calcext:value-type="float">
            <text:p>0.916701</text:p>
          </table:table-cell>
          <table:table-cell office:value-type="float" office:value="0.909923" calcext:value-type="float">
            <text:p>0.909923</text:p>
          </table:table-cell>
          <table:table-cell table:style-name="ce2" office:value-type="float" office:value="0.353735" calcext:value-type="float">
            <text:p>0.353735</text:p>
          </table:table-cell>
          <table:table-cell office:value-type="float" office:value="0.888548" calcext:value-type="float">
            <text:p>0.888548</text:p>
          </table:table-cell>
          <table:table-cell office:value-type="float" office:value="0.920389" calcext:value-type="float">
            <text:p>0.920389</text:p>
          </table:table-cell>
          <table:table-cell office:value-type="float" office:value="0.915331" calcext:value-type="float">
            <text:p>0.915331</text:p>
          </table:table-cell>
          <table:table-cell office:value-type="float" office:value="0.914966" calcext:value-type="float">
            <text:p>0.914966</text:p>
          </table:table-cell>
          <table:table-cell office:value-type="float" office:value="0.90084" calcext:value-type="float">
            <text:p>0.90084</text:p>
          </table:table-cell>
          <table:table-cell office:value-type="float" office:value="0.905771" calcext:value-type="float">
            <text:p>0.905771</text:p>
          </table:table-cell>
          <table:table-cell office:value-type="float" office:value="0.941883" calcext:value-type="float">
            <text:p>0.941883</text:p>
          </table:table-cell>
          <table:table-cell office:value-type="float" office:value="0.942786" calcext:value-type="float">
            <text:p>0.942786</text:p>
          </table:table-cell>
          <table:table-cell office:value-type="float" office:value="0.912452" calcext:value-type="float">
            <text:p>0.912452</text:p>
          </table:table-cell>
          <table:table-cell office:value-type="float" office:value="0.915552" calcext:value-type="float">
            <text:p>0.915552</text:p>
          </table:table-cell>
          <table:table-cell office:value-type="float" office:value="0.885934" calcext:value-type="float">
            <text:p>0.885934</text:p>
          </table:table-cell>
          <table:table-cell office:value-type="float" office:value="0.921892" calcext:value-type="float">
            <text:p>0.921892</text:p>
          </table:table-cell>
          <table:table-cell office:value-type="float" office:value="0.894205" calcext:value-type="float">
            <text:p>0.894205</text:p>
          </table:table-cell>
          <table:table-cell office:value-type="float" office:value="0.887806" calcext:value-type="float">
            <text:p>0.887806</text:p>
          </table:table-cell>
          <table:table-cell office:value-type="float" office:value="0.864191" calcext:value-type="float">
            <text:p>0.864191</text:p>
          </table:table-cell>
          <table:table-cell office:value-type="float" office:value="0.901225" calcext:value-type="float">
            <text:p>0.901225</text:p>
          </table:table-cell>
          <table:table-cell office:value-type="float" office:value="0.917588" calcext:value-type="float">
            <text:p>0.917588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73957" calcext:value-type="float">
            <text:p>0.873957</text:p>
          </table:table-cell>
          <table:table-cell office:value-type="float" office:value="0.882024" calcext:value-type="float">
            <text:p>0.882024</text:p>
          </table:table-cell>
          <table:table-cell office:value-type="float" office:value="0.875151" calcext:value-type="float">
            <text:p>0.875151</text:p>
          </table:table-cell>
          <table:table-cell office:value-type="float" office:value="0.895583" calcext:value-type="float">
            <text:p>0.895583</text:p>
          </table:table-cell>
          <table:table-cell office:value-type="float" office:value="0.912735" calcext:value-type="float">
            <text:p>0.912735</text:p>
          </table:table-cell>
          <table:table-cell office:value-type="float" office:value="0.909851" calcext:value-type="float">
            <text:p>0.909851</text:p>
          </table:table-cell>
          <table:table-cell office:value-type="float" office:value="0.90568" calcext:value-type="float">
            <text:p>0.90568</text:p>
          </table:table-cell>
          <table:table-cell office:value-type="float" office:value="0.875443" calcext:value-type="float">
            <text:p>0.875443</text:p>
          </table:table-cell>
          <table:table-cell office:value-type="float" office:value="0.891123" calcext:value-type="float">
            <text:p>0.891123</text:p>
          </table:table-cell>
          <table:table-cell office:value-type="float" office:value="0.897276" calcext:value-type="float">
            <text:p>0.897276</text:p>
          </table:table-cell>
          <table:table-cell office:value-type="float" office:value="0.877962" calcext:value-type="float">
            <text:p>0.877962</text:p>
          </table:table-cell>
          <table:table-cell office:value-type="float" office:value="0.895393" calcext:value-type="float">
            <text:p>0.895393</text:p>
          </table:table-cell>
          <table:table-cell office:value-type="float" office:value="0.901623" calcext:value-type="float">
            <text:p>0.901623</text:p>
          </table:table-cell>
          <table:table-cell office:value-type="float" office:value="0.894942" calcext:value-type="float">
            <text:p>0.894942</text:p>
          </table:table-cell>
          <table:table-cell office:value-type="float" office:value="0.895532" calcext:value-type="float">
            <text:p>0.895532</text:p>
          </table:table-cell>
          <table:table-cell office:value-type="float" office:value="0.876327" calcext:value-type="float">
            <text:p>0.876327</text:p>
          </table:table-cell>
          <table:table-cell office:value-type="float" office:value="0.86697" calcext:value-type="float">
            <text:p>0.86697</text:p>
          </table:table-cell>
          <table:table-cell office:value-type="float" office:value="0.86786" calcext:value-type="float">
            <text:p>0.86786</text:p>
          </table:table-cell>
          <table:table-cell office:value-type="float" office:value="0.910745" calcext:value-type="float">
            <text:p>0.910745</text:p>
          </table:table-cell>
          <table:table-cell office:value-type="float" office:value="0.911259" calcext:value-type="float">
            <text:p>0.911259</text:p>
          </table:table-cell>
          <table:table-cell office:value-type="float" office:value="0.923215" calcext:value-type="float">
            <text:p>0.923215</text:p>
          </table:table-cell>
          <table:table-cell office:value-type="float" office:value="0.933283" calcext:value-type="float">
            <text:p>0.933283</text:p>
          </table:table-cell>
          <table:table-cell office:value-type="float" office:value="0.93574" calcext:value-type="float">
            <text:p>0.93574</text:p>
          </table:table-cell>
          <table:table-cell office:value-type="float" office:value="0.92714" calcext:value-type="float">
            <text:p>0.92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0:43:12.109324129</meta:creation-date>
    <dc:date>2015-05-05T11:55:58.273108130</dc:date>
    <meta:editing-duration>PT1H9M15S</meta:editing-duration>
    <meta:editing-cycles>3</meta:editing-cycles>
    <meta:generator>LibreOffice/4.2.8.2$Linux_X86_64 LibreOffice_project/420m0$Build-2</meta:generator>
    <meta:document-statistic meta:table-count="1" meta:cell-count="384" meta:object-count="0"/>
  </office:meta>
</office:document-meta>
</file>